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9F9F77CFE0FDB8A0.png" manifest:media-type="image/png"/>
  <manifest:file-entry manifest:full-path="Pictures/100000010000041D000001DB2FCC77AE4160F2C1.png" manifest:media-type="image/png"/>
  <manifest:file-entry manifest:full-path="Pictures/10001EB70000819B00003A653728BE2E112D5303.svg" manifest:media-type="image/svg+xml"/>
  <manifest:file-entry manifest:full-path="Pictures/10000001000001090000006FF2FCCC979B63369D.png" manifest:media-type="image/png"/>
  <manifest:file-entry manifest:full-path="Pictures/100048B800001B6E00000B7822A3FAAEBE51E006.wmf" manifest:media-type="image/x-wmf"/>
  <manifest:file-entry manifest:full-path="Pictures/10000000000008A80000067E8F735EA6ED9F0C0B.jpg" manifest:media-type="image/jpeg"/>
  <manifest:file-entry manifest:full-path="Pictures/100000010000041D000001DB9655EA6840E39C98.png" manifest:media-type="image/png"/>
  <manifest:file-entry manifest:full-path="Pictures/10001A070000819B00003A65B4E95F85BABC18C4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wis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withoutfill">
      <style:graphic-properties draw:stroke="dash" draw:stroke-dash="Double_20_Dash_20__28_Rounded_29_" draw:marker-start="" draw:marker-start-width="0.3cm" draw:marker-end="Arrow_20_concave" draw:marker-end-width="0.3cm" svg:stroke-linecap="roun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5cm" draw:marker-end-width="0.5cm" draw:fill-color="#f0e6ff" draw:textarea-horizontal-align="justify" draw:textarea-vertical-align="middle" draw:auto-grow-height="false" fo:min-height="1.636cm" fo:min-width="2.786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svg:stroke-color="#000000" draw:fill-color="#f0e6ff" draw:textarea-horizontal-align="justify" draw:textarea-vertical-align="middle" draw:auto-grow-height="false" fo:min-height="1.735cm" fo:min-width="2.886cm"/>
      <style:paragraph-properties style:writing-mode="lr-tb"/>
    </style:style>
    <style:style style:name="gr8" style:family="graphic" style:parent-style-name="standard">
      <style:graphic-properties svg:stroke-color="#000000" draw:marker-end="Arrow_20_concave" draw:marker-end-width="0.3cm" draw:textarea-vertical-align="middle"/>
    </style:style>
    <style:style style:name="gr9" style:family="graphic" style:parent-style-name="standard">
      <style:graphic-properties svg:stroke-width="0cm" svg:stroke-color="#000000" draw:marker-start-width="0.2cm" draw:marker-end-width="0.2cm" draw:fill-color="#f0e6ff" draw:textarea-horizontal-align="justify" draw:textarea-vertical-align="middle" draw:auto-grow-height="false" fo:min-height="1.736cm" fo:min-width="2.886cm" fo:padding-top="0.125cm" fo:padding-bottom="0.125cm" fo:padding-left="0.25cm" fo:padding-right="0.25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81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09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92cm"/>
      <style:paragraph-properties style:writing-mode="lr-tb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1.466cm" fo:min-width="4.099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466cm" fo:min-width="4.099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28cm" fo:min-width="3.092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735cm" fo:min-width="2.88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1" style:family="graphic" style:parent-style-name="standard">
      <style:graphic-properties draw:stroke="none" draw:fill="none" fo:min-height="0.713cm"/>
      <style:paragraph-properties style:writing-mode="lr-tb"/>
    </style:style>
    <style:style style:name="gr22" style:family="graphic" style:parent-style-name="objectwithoutfill">
      <style:graphic-properties draw:marker-start="Arrow_20_concave" draw:marker-start-width="0.3cm" draw:marker-end="Arrow_20_concave" draw:marker-end-width="0.3cm" draw:fill="none" draw:textarea-vertical-align="middle"/>
    </style:style>
    <style:style style:name="pr1" style:family="presentation" style:parent-style-name="master1_5f__5f_-title" style:list-style-name="L1">
      <style:graphic-properties fo:min-height="3.477cm"/>
      <style:paragraph-properties style:writing-mode="lr-tb"/>
    </style:style>
    <style:style style:name="pr2" style:family="presentation" style:parent-style-name="master1_5f_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fo:min-height="1.741cm"/>
      <style:paragraph-properties style:writing-mode="lr-tb"/>
    </style:style>
    <style:style style:name="pr4" style:family="presentation" style:parent-style-name="master-outline1">
      <style:graphic-properties/>
      <style:paragraph-properties style:writing-mode="lr-tb"/>
    </style:style>
    <style:style style:name="pr5" style:family="presentation" style:parent-style-name="master-notes">
      <style:graphic-properties draw:fill-color="#ffffff" fo:min-height="14.986cm"/>
      <style:paragraph-properties style:writing-mode="lr-tb"/>
    </style:style>
    <style:style style:name="pr6" style:family="presentation" style:parent-style-name="master-title">
      <style:graphic-properties draw:auto-grow-height="true" fo:min-height="1.737cm"/>
      <style:paragraph-properties style:writing-mode="lr-tb"/>
    </style:style>
    <style:style style:name="pr7" style:family="presentation" style:parent-style-name="master-outline1">
      <style:graphic-properties fo:min-height="11.929cm"/>
      <style:paragraph-properties style:writing-mode="lr-tb"/>
    </style:style>
    <style:style style:name="pr8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aster-outline1">
      <style:graphic-properties fo:min-height="14.15cm"/>
      <style:paragraph-properties style:writing-mode="lr-tb"/>
    </style:style>
    <style:style style:name="pr10" style:family="presentation" style:parent-style-name="master-outline1">
      <style:graphic-properties fo:min-height="6.618cm"/>
      <style:paragraph-properties style:writing-mode="lr-tb"/>
    </style:style>
    <style:style style:name="pr11" style:family="presentation" style:parent-style-name="master-title">
      <style:graphic-properties draw:auto-grow-height="true" fo:min-height="1.56cm"/>
      <style:paragraph-properties style:writing-mode="lr-tb"/>
    </style:style>
    <style:style style:name="pr12" style:family="presentation" style:parent-style-name="master-notes">
      <style:graphic-properties draw:fill-color="#ffffff" draw:auto-grow-height="true" fo:min-height="13.411cm"/>
      <style:paragraph-properties style:writing-mode="lr-tb"/>
    </style:style>
    <style:style style:name="pr13" style:family="presentation" style:parent-style-name="template21-title">
      <style:graphic-properties draw:auto-grow-height="true" fo:min-height="1.737cm"/>
      <style:paragraph-properties style:writing-mode="lr-tb"/>
    </style:style>
    <style:style style:name="pr14" style:family="presentation" style:parent-style-name="template21-outline1">
      <style:graphic-properties fo:min-height="14.15cm"/>
      <style:paragraph-properties style:writing-mode="lr-tb"/>
    </style:style>
    <style:style style:name="pr15" style:family="presentation" style:parent-style-name="template21-notes">
      <style:graphic-properties draw:fill-color="#ffffff" draw:auto-grow-height="true" fo:min-height="13.364cm"/>
      <style:paragraph-properties style:writing-mode="lr-tb"/>
    </style:style>
    <style:style style:name="pr16" style:family="presentation" style:parent-style-name="master-notes">
      <style:graphic-properties draw:fill-color="#ffffff" fo:min-height="13.364cm"/>
      <style:paragraph-properties style:writing-mode="lr-tb"/>
    </style:style>
    <style:style style:name="pr17" style:family="presentation" style:parent-style-name="master-title">
      <style:graphic-properties fo:min-height="1.737cm"/>
      <style:paragraph-properties style:writing-mode="lr-tb"/>
    </style:style>
    <style:style style:name="pr18" style:family="presentation" style:parent-style-name="master-title">
      <style:graphic-properties draw:auto-grow-height="true" fo:min-height="1.741cm"/>
      <style:paragraph-properties style:writing-mode="lr-tb"/>
    </style:style>
    <style:style style:name="pr19" style:family="presentation" style:parent-style-name="master-outline1">
      <style:graphic-properties fo:min-height="1.857cm"/>
      <style:paragraph-properties style:writing-mode="lr-tb"/>
    </style:style>
    <style:style style:name="pr20" style:family="presentation" style:parent-style-name="master-outline1" style:list-style-name="L5">
      <style:graphic-properties fo:min-height="14.1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2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/>
    </style:style>
    <style:style style:name="P8" style:family="paragraph">
      <style:paragraph-properties style:writing-mode="lr-tb"/>
      <style:text-properties fo:language="ru" fo:country="RU"/>
    </style:style>
    <style:style style:name="P9" style:family="paragraph">
      <style:paragraph-properties fo:margin-left="0cm" fo:margin-right="0cm" fo:margin-top="0cm" fo:margin-bottom="0.4cm" fo:text-indent="0cm">
        <style:tab-stops>
          <style:tab-stop style:position="11.01cm"/>
        </style:tab-stops>
      </style:paragraph-properties>
    </style:style>
    <style:style style:name="P10" style:family="paragraph">
      <style:paragraph-properties fo:margin-left="0cm" fo:margin-right="0cm" fo:margin-top="0cm" fo:margin-bottom="0.4cm" fo:text-indent="0cm" style:writing-mode="lr-tb">
        <style:tab-stops>
          <style:tab-stop style:position="11.01cm"/>
        </style:tab-stops>
      </style:paragraph-properties>
      <style:text-properties fo:language="ru" fo:country="RU"/>
    </style:style>
    <style:style style:name="P11" style:family="paragraph">
      <loext:graphic-properties draw:fill-color="#ffffff"/>
      <style:paragraph-properties style:writing-mode="lr-tb"/>
      <style:text-properties fo:font-size="14pt" fo:language="ru" fo:country="RU" style:font-size-asian="14pt" style:font-size-complex="14pt"/>
    </style:style>
    <style:style style:name="P12" style:family="paragraph">
      <style:paragraph-properties fo:margin-top="0cm" fo:margin-bottom="0.4cm"/>
    </style:style>
    <style:style style:name="P13" style:family="paragraph">
      <style:paragraph-properties fo:margin-top="0cm" fo:margin-bottom="0.2cm"/>
    </style:style>
    <style:style style:name="P14" style:family="paragraph">
      <style:paragraph-properties fo:margin-top="0cm" fo:margin-bottom="0.5cm"/>
    </style:style>
    <style:style style:name="P15" style:family="paragraph">
      <style:paragraph-properties fo:margin-left="0cm" fo:margin-right="0cm" fo:margin-top="0cm" fo:margin-bottom="0.2cm" fo:text-indent="-0.6cm"/>
    </style:style>
    <style:style style:name="P16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fo:language="ru" fo:country="RU"/>
    </style:style>
    <style:style style:name="P17" style:family="paragraph">
      <loext:graphic-properties draw:fill="none"/>
      <style:paragraph-properties fo:text-align="start" style:writing-mode="lr-tb"/>
      <style:text-properties style:font-name="Liberation Mono" fo:font-size="18pt" fo:language="ru" fo:country="RU"/>
    </style:style>
    <style:style style:name="P18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9" style:family="paragraph">
      <loext:graphic-properties draw:fill="none"/>
      <style:paragraph-properties fo:text-align="center"/>
      <style:text-properties fo:language="ru" fo:country="RU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22" style:family="paragraph"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23" style:family="paragraph">
      <loext:graphic-properties draw:fill-color="#f0e6ff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24" style:family="paragraph">
      <style:paragraph-properties fo:text-align="center"/>
      <style:text-properties fo:language="ru" fo:country="RU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2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8" style:family="paragraph">
      <loext:graphic-properties draw:fill-color="#eeeee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29" style:family="paragraph">
      <loext:graphic-properties draw:fill-color="#ffffff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30" style:family="paragraph">
      <style:paragraph-properties style:writing-mode="lr-tb"/>
    </style:style>
    <style:style style:name="P31" style:family="paragraph">
      <loext:graphic-properties draw:fill-color="#ffffff"/>
      <style:paragraph-properties style:writing-mode="lr-tb"/>
    </style:style>
    <style:style style:name="P32" style:family="paragraph">
      <style:paragraph-properties fo:margin-top="0cm" fo:margin-bottom="1cm"/>
    </style:style>
    <style:style style:name="P33" style:family="paragraph">
      <style:paragraph-properties fo:margin-left="0cm" fo:margin-right="0cm" fo:margin-top="0cm" fo:margin-bottom="0.5cm" fo:text-indent="0cm"/>
    </style:style>
    <style:style style:name="P34" style:family="paragraph">
      <style:paragraph-properties fo:margin-left="0cm" fo:margin-right="0cm" fo:margin-top="0cm" fo:margin-bottom="1cm" fo:text-indent="0cm"/>
    </style:style>
    <style:style style:name="P35" style:family="paragraph">
      <style:paragraph-properties fo:margin-left="0cm" fo:margin-right="0cm" fo:margin-top="0cm" fo:margin-bottom="0.4cm" fo:text-indent="0cm"/>
    </style:style>
    <style:style style:name="P36" style:family="paragraph">
      <style:paragraph-properties fo:margin-left="0cm" fo:margin-right="0cm" fo:margin-top="0cm" fo:margin-bottom="0.2cm" fo:text-indent="0cm"/>
    </style:style>
    <style:style style:name="P37" style:family="paragraph">
      <loext:graphic-properties draw:fill="none"/>
      <style:paragraph-properties style:writing-mode="lr-tb"/>
    </style:style>
    <style:style style:name="P38" style:family="paragraph">
      <loext:graphic-properties draw:fill="none"/>
      <style:paragraph-properties fo:text-align="center"/>
    </style:style>
    <style:style style:name="P39" style:family="paragraph">
      <style:paragraph-properties fo:margin-top="0cm" fo:margin-bottom="0.4cm" style:writing-mode="lr-tb"/>
      <style:text-properties fo:color="#000000" loext:opacity="100%" fo:language="ru" fo:country="RU"/>
    </style:style>
    <style:style style:name="P40" style:family="paragraph">
      <loext:graphic-properties draw:fill-color="#ffffff"/>
      <style:paragraph-properties style:writing-mode="lr-tb"/>
      <style:text-properties fo:language="ru" fo:country="RU"/>
    </style:style>
    <style:style style:name="P41" style:family="paragraph">
      <style:paragraph-properties style:writing-mode="lr-tb"/>
      <style:text-properties fo:font-size="26pt" fo:language="ru" fo:country="RU" style:font-size-asian="26pt" style:font-size-complex="26pt"/>
    </style:style>
    <style:style style:name="P42" style:family="paragraph">
      <style:paragraph-properties fo:margin-left="0cm" fo:margin-right="0cm" fo:margin-top="0cm" fo:margin-bottom="0.2cm" fo:text-indent="-0.6cm" style:writing-mode="lr-tb"/>
    </style:style>
    <style:style style:name="P43" style:family="paragraph">
      <style:paragraph-properties fo:margin-left="0cm" fo:margin-right="0cm" fo:margin-top="0cm" fo:margin-bottom="0cm" fo:text-indent="-0.6cm" style:writing-mode="lr-tb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ru" fo:country="RU" fo:font-style="normal" fo:text-shadow="none" style:text-underline-style="none" fo:font-weight="normal" style:letter-kerning="true" style:font-name-asian="Droid Sans Fallback1" style:font-size-asian="32pt" style:font-style-asian="normal" style:font-weight-asian="normal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ru" fo:country="RU" fo:font-style="normal" fo:text-shadow="none" style:text-underline-style="none" fo:font-weight="normal" style:letter-kerning="true" style:font-name-asian="Droid Sans Fallback1" style:font-size-asian="44pt" style:font-style-asian="normal" style:font-weight-asian="normal" style:font-name-complex="FreeSans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language="ru" fo:country="RU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2pt" fo:language="ru" fo:country="RU" style:font-size-asian="22pt" style:font-size-complex="22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1" style:font-size-asian="28.1000003814697pt" style:font-style-asian="normal" style:font-weight-asian="normal" style:font-name-complex="FreeSans1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fo:language="ru" fo:country="RU"/>
    </style:style>
    <style:style style:name="T16" style:family="text">
      <style:text-properties style:font-name="Liberation Mono" fo:font-size="18pt" fo:language="ru" fo:country="RU"/>
    </style:style>
    <style:style style:name="T17" style:family="text">
      <style:text-properties fo:font-size="16pt" fo:language="ru" fo:country="RU" style:font-size-asian="16pt" style:font-size-complex="16pt"/>
    </style:style>
    <style:style style:name="T18" style:family="text">
      <style:text-properties fo:font-size="14pt" fo:language="ru" fo:country="RU" fo:font-style="italic" style:font-style-asian="italic" style:font-style-complex="italic"/>
    </style:style>
    <style:style style:name="T19" style:family="text">
      <style:text-properties style:use-window-font-color="true" loext:opacity="0%" fo:font-size="14pt" fo:language="ru" fo:country="RU" style:text-underline-style="solid" style:text-underline-width="auto" style:text-underline-color="font-color" fo:background-color="transparen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2pt" fo:language="ru" fo:country="RU" fo:font-style="normal" fo:text-shadow="none" style:text-underline-style="none" fo:font-weight="normal" style:letter-kerning="true" style:font-name-asian="Droid Sans Fallback1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6pt" fo:language="ru" fo:country="RU" style:font-size-asian="26pt" style:font-size-complex="26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6pt" fo:language="ru" fo:country="RU" fo:font-style="normal" fo:text-shadow="none" style:text-underline-style="none" fo:font-weight="normal" style:letter-kerning="true" style:font-name-asian="Droid Sans Fallback1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Liberation Mono1" fo:font-size="12pt" fo:language="ru" fo:country="RU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Postgres Pro Enterprise 16</text:span><text:span text:style-name="T2"><text:line-break/></text:span><text:span text:style-name="T2">Адаптивная оптимизация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23</text:span><text:span text:style-name="T7">–</text:span><text:span text:style-name="T6">2025</text:span></text:p>
              <text:p text:style-name="P5"><text:span text:style-name="T8">Авторы: </text:span><text:span text:style-name="T6">Алексей Береснев, Илья Баштанов, Павел Толмаче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9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9">Обратная</text:span><text:span text:style-name="T10"> </text:span><text:span text:style-name="T9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9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Темы</text:span></text:p>
          </draw:text-box>
        </draw:frame>
        <draw:frame presentation:style-name="pr4" draw:text-style-name="P10" draw:layer="layout" svg:width="25.6cm" svg:height="14.4cm" svg:x="1.2cm" svg:y="4.8cm" presentation:class="outline" presentation:user-transformed="true">
          <draw:text-box>
            <text:p text:style-name="P9"><text:span text:style-name="T12">Предназначение AQO</text:span></text:p>
            <text:p text:style-name="P9"><text:span text:style-name="T12">Принцип работы AQO</text:span></text:p>
            <text:p text:style-name="P9"><text:span text:style-name="T12">Режимы работы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4.986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9.8cm" svg:height="1.737cm" svg:x="1.4cm" svg:y="0.837cm" presentation:class="title" presentation:user-transformed="true">
          <draw:text-box>
            <text:p><text:span text:style-name="T11">Предназначение AQO</text:span></text:p>
          </draw:text-box>
        </draw:frame>
        <draw:frame presentation:style-name="pr7" draw:text-style-name="P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2"><text:span text:style-name="T11">Исправление неверных оценок кардинальности,</text:span><text:span text:style-name="T11"><text:line-break/></text:span><text:span text:style-name="T11">когда штатные средства не помогают</text:span></text:p>
              </text:list-item>
              <text:list-item>
                <text:p text:style-name="P12"><text:span text:style-name="T11">AQO улучшает оценки в запросах с предикатами вида</text:span></text:p>
                <text:list>
                  <text:list-item>
                    <text:p text:style-name="P13"><text:span text:style-name="T13">атрибут = константа</text:span></text:p>
                  </text:list-item>
                  <text:list-item>
                    <text:p text:style-name="P14"><text:span text:style-name="T13">атрибут &gt; константа</text:span></text:p>
                  </text:list-item>
                </text:list>
              </text:list-item>
              <text:list-item>
                <text:p><text:span text:style-name="T11">Основная сфера применения — сложные аналитические запросы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16" draw:layer="layout" svg:width="16.799cm" svg:height="13.364cm" svg:x="2.1cm" svg:y="14.107cm" presentation:class="notes" presentation:user-transformed="true">
            <draw:text-box>
              <text:p text:style-name="P15"><text:span text:style-name="T14">Модуль AQO (Adaptive Query Optimization - Адаптивная Оптимизация Запросов) можно применить в тех случаях, когда стандартные инструменты улучшения оценок селективности и кардинальности </text:span><text:span text:style-name="T15">(подробно описанные в курсе QPT) не срабатывают.</text:span></text:p>
              <text:p text:style-name="P15"><text:span text:style-name="T15">Модуль AQO работает с простыми условиями вида</text:span><text:span text:style-name="T15"><text:line-break/></text:span><text:span text:style-name="T15">«атрибут = константа» или «атрибут &gt; константа».</text:span></text:p>
              <text:p text:style-name="P15"><text:span text:style-name="T15">AQO улучшает оценку количества строк, что может способствовать выбору лучшего плана и, следовательно, ускорению запросов. Основная сфера применения AQO — сложные аналитические запросы с повторяющейся структурой, для которых EXPLAIN ANALYZE показывает неверную оценку кардинальности.</text:span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7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" presentation:presentation-page-layout-name="AL2T14">
        <office:forms form:automatic-focus="false" form:apply-design-mode="false"/>
        <draw:frame presentation:style-name="pr10" draw:text-style-name="P8" draw:layer="layout" svg:width="25.6cm" svg:height="8.604cm" svg:x="1.2cm" svg:y="11.716cm" presentation:class="outline" presentation:user-transformed="true">
          <draw:text-box>
            <text:list text:style-name="L3">
              <text:list-item>
                <text:p><text:span text:style-name="T11">Сбор статистики</text:span><text:span text:style-name="T11"><text:line-break/></text:span><text:span text:style-name="T11">по выполняемым</text:span><text:span text:style-name="T11"><text:line-break/></text:span><text:span text:style-name="T11">запросам и улучшение</text:span><text:span text:style-name="T11"><text:line-break/></text:span><text:span text:style-name="T11">оценок количества строк</text:span><text:span text:style-name="T11"><text:line-break/></text:span><text:span text:style-name="T11">с помощью машинного обучения</text:span></text:p>
              </text:list-item>
              <text:list-item>
                <text:p><text:span text:style-name="T11">Лучшие оценки — основа более оптимальных планов</text:span></text:p>
              </text:list-item>
            </text:list>
          </draw:text-box>
        </draw:frame>
        <draw:frame presentation:style-name="pr11" draw:text-style-name="P8" draw:layer="layout" svg:width="19.8cm" svg:height="1.737cm" svg:x="1.4cm" svg:y="0.837cm" presentation:class="title">
          <draw:text-box>
            <text:p><text:span text:style-name="T11">Предназначение AQO</text:span></text:p>
          </draw:text-box>
        </draw:frame>
        <draw:connector draw:style-name="gr4" draw:text-style-name="P19" draw:layer="layout" draw:type="curve" svg:x1="14.08cm" svg:y1="11.594cm" svg:x2="22.441cm" svg:y2="9.318cm" draw:start-shape="id1" draw:start-glue-point="0" draw:end-shape="id2" draw:end-glue-point="2" svg:d="M14080 11594c0-1518 2787-2276 8361-2276" svg:viewBox="0 0 8362 2277">
          <text:p/>
        </draw:connector>
        <draw:frame draw:style-name="gr5" draw:text-style-name="P21" draw:layer="layout" svg:width="3.81cm" svg:height="1.016cm" svg:x="16.791cm" svg:y="12.738cm">
          <draw:text-box>
            <text:p text:style-name="P20"><text:span text:style-name="T6">обучение</text:span></text:p>
          </draw:text-box>
        </draw:frame>
        <draw:custom-shape draw:style-name="gr6" draw:text-style-name="P23" xml:id="id3" draw:id="id3" draw:layer="layout" svg:width="3.6cm" svg:height="2.2cm" svg:x="2.876cm" svg:y="4.89cm">
          <text:p text:style-name="P22"><text:span text:style-name="T6">текст</text:span></text:p>
          <text:p text:style-name="P22"><text:span text:style-name="T6">запро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3" xml:id="id4" draw:id="id4" draw:layer="layout" svg:width="3.6cm" svg:height="2.199cm" svg:x="12.203cm" svg:y="4.891cm">
          <text:p text:style-name="P22"><text:span text:style-name="T6">дерево</text:span></text:p>
          <text:p text:style-name="P22"><text:span text:style-name="T6">запро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3" xml:id="id5" draw:id="id5" draw:layer="layout" svg:width="3.6cm" svg:height="2.199cm" svg:x="21.478cm" svg:y="4.892cm">
          <text:p text:style-name="P22"><text:span text:style-name="T6">дерево</text:span></text:p>
          <text:p text:style-name="P22"><text:span text:style-name="T6">запро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4" draw:layer="layout" draw:type="line" svg:x1="6.476cm" svg:y1="5.99cm" svg:x2="12.203cm" svg:y2="5.99cm" draw:start-shape="id3" draw:start-glue-point="1" draw:end-shape="id4" draw:end-glue-point="3" svg:d="M6476 5990h5727" svg:viewBox="0 0 5728 1">
          <text:p/>
        </draw:connector>
        <draw:connector draw:style-name="gr8" draw:text-style-name="P24" draw:layer="layout" draw:type="line" svg:x1="15.803cm" svg:y1="5.99cm" svg:x2="21.478cm" svg:y2="5.991cm" draw:start-shape="id4" draw:start-glue-point="1" draw:end-shape="id5" draw:end-glue-point="3" svg:d="M15803 5990l5675 1" svg:viewBox="0 0 5676 2">
          <text:p/>
        </draw:connector>
        <draw:custom-shape draw:style-name="gr9" draw:text-style-name="P23" xml:id="id6" draw:id="id6" draw:layer="layout" svg:width="3.6cm" svg:height="2.2cm" svg:x="21.479cm" svg:y="11.593cm">
          <text:p text:style-name="P22"><text:span text:style-name="T6">план</text:span></text:p>
          <text:p text:style-name="P22"><text:span text:style-name="T6">запроса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4" draw:layer="layout" draw:type="line" svg:x1="23.278cm" svg:y1="7.091cm" svg:x2="23.279cm" svg:y2="11.593cm" draw:start-shape="id5" draw:start-glue-point="2" draw:end-shape="id6" draw:end-glue-point="0" svg:d="M23278 7091l1 4502" svg:viewBox="0 0 2 4503">
          <text:p/>
        </draw:connector>
        <draw:frame draw:style-name="gr10" draw:text-style-name="P26" xml:id="id2" draw:id="id2" draw:layer="layout" svg:width="4.24cm" svg:height="0.878cm" draw:transform="rotate (-1.5707963267949) translate (23.319cm 7.198cm)">
          <draw:text-box>
            <text:p text:style-name="P25"><text:span text:style-name="T17">планирование</text:span></text:p>
          </draw:text-box>
        </draw:frame>
        <draw:frame draw:style-name="gr11" draw:text-style-name="P27" draw:layer="layout" svg:width="2.318cm" svg:height="0.878cm" svg:x="8.059cm" svg:y="5.079cm">
          <draw:text-box>
            <text:p text:style-name="P25"><text:span text:style-name="T17">разбор</text:span></text:p>
          </draw:text-box>
        </draw:frame>
        <draw:frame draw:style-name="gr12" draw:text-style-name="P27" draw:layer="layout" svg:width="4.596cm" svg:height="0.878cm" svg:x="16.359cm" svg:y="5.079cm">
          <draw:text-box>
            <text:p text:style-name="P25"><text:span text:style-name="T17">переписывание</text:span></text:p>
          </draw:text-box>
        </draw:frame>
        <draw:custom-shape draw:style-name="gr9" draw:text-style-name="P23" xml:id="id1" draw:id="id1" draw:layer="layout" svg:width="3.6cm" svg:height="2.2cm" svg:x="12.28cm" svg:y="11.594cm">
          <text:p text:style-name="P22"><text:span text:style-name="T6">результат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1" draw:layer="layout" svg:width="4.418cm" svg:height="1.361cm" svg:x="16.464cm" svg:y="9.538cm">
          <draw:text-box>
            <text:p text:style-name="P20"><text:span text:style-name="T6">оценки</text:span></text:p>
            <text:p text:style-name="P20"><text:span text:style-name="T6">кардинальности</text:span></text:p>
          </draw:text-box>
        </draw:frame>
        <draw:connector draw:style-name="gr8" draw:text-style-name="P24" draw:layer="layout" draw:type="line" svg:x1="21.479cm" svg:y1="12.693cm" svg:x2="15.88cm" svg:y2="12.694cm" draw:start-shape="id6" draw:start-glue-point="3" draw:end-shape="id1" draw:end-glue-point="1" svg:d="M21479 12693l-5599 1" svg:viewBox="0 0 5600 2">
          <text:p/>
        </draw:connector>
        <draw:frame draw:style-name="gr14" draw:text-style-name="P27" draw:layer="layout" svg:width="3.592cm" svg:height="0.878cm" svg:x="16.859cm" svg:y="11.879cm">
          <draw:text-box>
            <text:p text:style-name="P25"><text:span text:style-name="T17">исполнение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2" draw:text-style-name="P16" draw:layer="layout" svg:width="16.799cm" svg:height="13.411cm" svg:x="2.1cm" svg:y="14.107cm" presentation:class="notes" presentation:user-transformed="true">
            <draw:text-box>
              <text:p text:style-name="P15"><text:span text:style-name="T15">Модуль AQO собирает статистику по выполненным запросам для обучения модели, с помощью которой AQO предоставляет уточненные оценки. Именно это концептуально отличает AQO от обычного планировщика, на работу которого никак не влияют ранее выполненные запросы.</text:span></text:p>
              <text:p text:style-name="P15"><text:span text:style-name="T14">Для оценки кардинальности используется метод машинного обучения на базе алгоритма поиска ближайших соседей k-NN вместо обычной статистики планировщика.</text:span></text:p>
              <text:p text:style-name="P15"><text:span text:style-name="T15"/></text:p>
              <text:p text:style-name="P15"><text:span text:style-name="T15"/></text:p>
            </draw:text-box>
          </draw:frame>
        </presentation:notes>
      </draw:page>
      <draw:page draw:name="page6" draw:style-name="dp1" draw:master-page-name="master" presentation:presentation-page-layout-name="AL2T14">
        <office:forms form:automatic-focus="false" form:apply-design-mode="false"/>
        <draw:custom-shape draw:style-name="gr15" draw:text-style-name="P28" xml:id="id7" draw:id="id7" draw:layer="layout" svg:width="4.783cm" svg:height="1.9cm" svg:x="4.809cm" svg:y="7.972cm">
          <text:p text:style-name="P22"><text:span text:style-name="T6">стат. признак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8" draw:layer="layout" svg:width="4.783cm" svg:height="1.9cm" svg:x="4.609cm" svg:y="8.171cm">
          <text:p text:style-name="P22"><text:span text:style-name="T6">стат. признак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9" xml:id="id14" draw:id="id14" draw:layer="layout" svg:width="4.783cm" svg:height="1.9cm" svg:x="4.409cm" svg:y="8.37cm">
          <text:p text:style-name="P22"><text:span text:style-name="T6">стат. признак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8" draw:layer="layout" svg:width="19.8cm" svg:height="1.737cm" svg:x="1.4cm" svg:y="0.837cm" presentation:class="title">
          <draw:text-box>
            <text:p><text:span text:style-name="T11">Принцип работы AQO</text:span></text:p>
          </draw:text-box>
        </draw:frame>
        <draw:connector draw:style-name="gr4" draw:text-style-name="P19" draw:layer="layout" draw:type="curve" svg:x1="9.592cm" svg:y1="8.922cm" svg:x2="18.041cm" svg:y2="8.918cm" draw:start-shape="id7" draw:start-glue-point="1" draw:end-shape="id8" draw:end-glue-point="2" svg:d="M9592 8922c6337 0 2113-4 8449-4" svg:viewBox="0 0 8450 5">
          <text:p/>
        </draw:connector>
        <draw:frame draw:style-name="gr13" draw:text-style-name="P21" draw:layer="layout" svg:width="3.81cm" svg:height="1.361cm" svg:x="11.751cm" svg:y="15.196cm">
          <draw:text-box>
            <text:p text:style-name="P20"><text:span text:style-name="T6">обучение</text:span></text:p>
            <text:p text:style-name="P20"><text:span text:style-name="T6">(learn_aqo)</text:span></text:p>
          </draw:text-box>
        </draw:frame>
        <draw:custom-shape draw:style-name="gr7" draw:text-style-name="P23" xml:id="id9" draw:id="id9" draw:layer="layout" svg:width="3.6cm" svg:height="2.199cm" svg:x="17.107cm" svg:y="4.492cm">
          <text:p text:style-name="P22"><text:span text:style-name="T6">дерево</text:span></text:p>
          <text:p text:style-name="P22"><text:span text:style-name="T6">запро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3" xml:id="id10" draw:id="id10" draw:layer="layout" svg:width="3.6cm" svg:height="2.2cm" svg:x="17.107cm" svg:y="11.193cm">
          <text:p text:style-name="P22"><text:span text:style-name="T6">план</text:span></text:p>
          <text:p text:style-name="P22"><text:span text:style-name="T6">запроса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4" draw:layer="layout" draw:type="line" svg:x1="18.907cm" svg:y1="6.691cm" svg:x2="18.907cm" svg:y2="11.193cm" draw:start-shape="id9" draw:start-glue-point="2" draw:end-shape="id10" draw:end-glue-point="0" svg:d="M18907 6691v4502" svg:viewBox="0 0 1 4503">
          <text:p/>
        </draw:connector>
        <draw:frame draw:style-name="gr17" draw:text-style-name="P26" xml:id="id8" draw:id="id8" draw:layer="layout" svg:width="4.24cm" svg:height="0.878cm" draw:transform="rotate (-1.5707963267949) translate (18.919cm 6.798cm)">
          <draw:text-box>
            <text:p text:style-name="P25"><text:span text:style-name="T17">планирование</text:span></text:p>
          </draw:text-box>
        </draw:frame>
        <draw:custom-shape draw:style-name="gr9" draw:text-style-name="P23" xml:id="id11" draw:id="id11" draw:layer="layout" svg:width="3.6cm" svg:height="2.2cm" svg:x="17.107cm" svg:y="17.326cm">
          <text:p text:style-name="P22"><text:span text:style-name="T6">результат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1" draw:layer="layout" svg:width="4.418cm" svg:height="1.361cm" svg:x="11.447cm" svg:y="8.944cm">
          <draw:text-box>
            <text:p text:style-name="P20"><text:span text:style-name="T6">использование</text:span></text:p>
            <text:p text:style-name="P20"><text:span text:style-name="T6">(use_aqo)</text:span></text:p>
          </draw:text-box>
        </draw:frame>
        <draw:connector draw:style-name="gr8" draw:text-style-name="P24" draw:layer="layout" draw:type="line" svg:x1="18.907cm" svg:y1="13.393cm" svg:x2="18.907cm" svg:y2="17.326cm" draw:start-shape="id10" draw:start-glue-point="2" draw:end-shape="id11" draw:end-glue-point="0" svg:d="M18907 13393v3933" svg:viewBox="0 0 1 3934">
          <text:p/>
        </draw:connector>
        <draw:frame draw:style-name="gr18" draw:text-style-name="P26" xml:id="id13" draw:id="id13" draw:layer="layout" svg:width="3.592cm" svg:height="0.878cm" draw:transform="rotate (-1.5707963267949) translate (18.93cm 13.57cm)">
          <draw:text-box>
            <text:p text:style-name="P25"><text:span text:style-name="T17">исполнение</text:span></text:p>
          </draw:text-box>
        </draw:frame>
        <draw:custom-shape draw:style-name="gr19" draw:text-style-name="P29" xml:id="id12" draw:id="id12" draw:layer="layout" svg:width="3.6cm" svg:height="2.199cm" svg:x="5.2cm" svg:y="6.47cm">
          <text:p text:style-name="P22"><text:span text:style-name="T6">класс</text:span></text:p>
          <text:p text:style-name="P22"><text:span text:style-name="T6">запросов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9" draw:layer="layout" draw:type="curve" svg:x1="17.107cm" svg:y1="5.591cm" svg:x2="7cm" svg:y2="6.47cm" draw:start-shape="id9" draw:start-glue-point="3" draw:end-shape="id12" draw:end-glue-point="0" svg:d="M17107 5591c-6738 0-10107 293-10107 879" svg:viewBox="0 0 10108 880">
          <text:p/>
        </draw:connector>
        <draw:frame draw:style-name="gr20" draw:text-style-name="P21" draw:layer="layout" svg:width="4.318cm" svg:height="0.806cm" svg:x="11.497cm" svg:y="4.772cm">
          <draw:text-box>
            <text:p text:style-name="P20"><text:span text:style-name="T6">классификация</text:span></text:p>
          </draw:text-box>
        </draw:frame>
        <draw:connector draw:style-name="gr4" draw:text-style-name="P19" draw:layer="layout" draw:type="curve" svg:x1="18.052cm" svg:y1="15.366cm" svg:x2="6.8cm" svg:y2="10.27cm" draw:start-shape="id13" draw:start-glue-point="2" draw:end-shape="id14" draw:end-glue-point="2" svg:d="M18052 15366c-7502 0-11252-1698-11252-5096" svg:viewBox="0 0 11253 5097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2" draw:text-style-name="P16" draw:layer="layout" svg:width="16.799cm" svg:height="13.411cm" svg:x="2.1cm" svg:y="14.107cm" presentation:class="notes" presentation:user-transformed="true">
            <draw:text-box>
              <text:p text:style-name="P15"><text:span text:style-name="T15">Выполняемый запрос должен быть отнесен к одному из классов,</text:span><text:span text:style-name="T15"><text:line-break/></text:span><text:span text:style-name="T15">то есть </text:span><text:span text:style-name="T18">классифицирован</text:span><text:span text:style-name="T15">. В один класс попадают все запросы</text:span><text:span text:style-name="T15"><text:line-break/></text:span><text:span text:style-name="T15">с одинаковыми деревьями разбора, отличающимися только константами.</text:span></text:p>
              <text:p text:style-name="P15"><text:span text:style-name="T15">При исполнении плана запроса AQO получает статистическую информацию (признаки, features) о реальной кардинальности</text:span><text:span text:style-name="T15"><text:line-break/></text:span><text:span text:style-name="T15">в разных узлах плана. Эта информация сохраняется в привязке</text:span><text:span text:style-name="T15"><text:line-break/></text:span><text:span text:style-name="T15">к соответствующему классу запроса — происходит </text:span><text:span text:style-name="T18">обучение</text:span><text:span text:style-name="T15"> модели.</text:span></text:p>
              <text:p text:style-name="P15"><text:span text:style-name="T15">Данные обучения сохраняются в файлах и при запуске AQO загружаются в разделяемую память.</text:span></text:p>
              <text:p text:style-name="P15"><text:span text:style-name="T15">Если запросы некоторого класса уже выполнялись и по ним накоплена статистическая информация, модель </text:span><text:span text:style-name="T18">используется</text:span><text:span text:style-name="T15"> для уточнения оценки планировщика.</text:span></text:p>
              <text:p text:style-name="P15"><text:span text:style-name="T15">Обучением и использованием можно управлять отдельно для каждого класса запросов. Например, сначала можно обучать модель для какого-то проблемного запроса, но не использовать ее оценки (которые могут поначалу оказаться неточными), а после успешного обучения — начать использовать, но перестать обучать.</text:span></text:p>
              <text:p text:style-name="P15"><text:span text:style-name="T15">Но если детализация до отдельных классов не требуется, AQO можно управлять, просто устанавливая один из режимов, которые будут рассмотрены ниже.</text:span></text:p>
              <text:p text:style-name="P15"><text:span text:style-name="T19"><text:a xlink:href="https://postgrespro.ru/docs/enterprise/16/aqo" xlink:type="simple">https://postgrespro.ru/docs/enterprise/16/aqo</text:a></text:span></text:p>
            </draw:text-box>
          </draw:frame>
        </presentation:notes>
      </draw:page>
      <draw:page draw:name="page7" draw:style-name="dp1" draw:master-page-name="template21" presentation:presentation-page-layout-name="AL1T1">
        <office:forms form:automatic-focus="false" form:apply-design-mode="false"/>
        <draw:frame presentation:style-name="pr13" draw:text-style-name="P30" draw:layer="layout" svg:width="19.81cm" svg:height="1.737cm" svg:x="1.2cm" svg:y="0.737cm" presentation:class="title" presentation:user-transformed="true">
          <draw:text-box>
            <text:p>Режимы работы</text:p>
          </draw:text-box>
        </draw:frame>
        <draw:frame presentation:style-name="pr14" draw:text-style-name="P30" draw:layer="layout" svg:width="25.199cm" svg:height="12.179cm" svg:x="1.2cm" svg:y="4.8cm" presentation:class="outline" presentation:user-transformed="true">
          <draw:text-box>
            <text:list text:style-name="L4">
              <text:list-item>
                <text:p>Режим learn</text:p>
              </text:list-item>
              <text:list-item>
                <text:p>Режим controlled</text:p>
              </text:list-item>
              <text:list-item>
                <text:p>Режим frozen</text:p>
              </text:list-item>
              <text:list-item>
                <text:p>Режим intelligent</text:p>
              </text:list-item>
              <text:list-item>
                <text:p>Режим forced</text:p>
              </text:list-item>
              <text:list-item>
                <text:p>Режим disabled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5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" presentation:presentation-page-layout-name="AL3T3">
        <office:forms form:automatic-focus="false" form:apply-design-mode="false"/>
        <draw:frame presentation:style-name="pr11" draw:text-style-name="P8" draw:layer="layout" svg:width="19.8cm" svg:height="1.737cm" svg:x="1.4cm" svg:y="0.837cm" presentation:class="title">
          <draw:text-box>
            <text:p><text:span text:style-name="T11">Режим learn</text:span></text:p>
          </draw:text-box>
        </draw:frame>
        <draw:frame presentation:style-name="pr9" draw:text-style-name="P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32"><text:span text:style-name="T12">Начальное обучение AQO на всех запросах</text:span></text:p>
              </text:list-item>
              <text:list-item>
                <text:p text:style-name="P12"><text:span text:style-name="T12">Обучение и использование оценок для всех классов</text:span></text:p>
                <text:list>
                  <text:list-item>
                    <text:p text:style-name="P13"><text:span text:style-name="T13">learn_aqo = true</text:span></text:p>
                  </text:list-item>
                  <text:list-item>
                    <text:p text:style-name="P14"><text:span text:style-name="T13">use_aqo = true </text:span></text:p>
                  </text:list-item>
                </text:list>
              </text:list-item>
              <text:list-item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6" draw:text-style-name="P16" draw:layer="layout" svg:width="16.799cm" svg:height="13.364cm" svg:x="2.1cm" svg:y="14.107cm" presentation:class="notes" presentation:user-transformed="true">
            <draw:text-box>
              <text:p text:style-name="P15"><text:span text:style-name="T14">В режиме learn для всех классов запросов выполняется как обучение, так и использование уточненных оценок. Статистическая информация сохраняется отдельно для каждого класса запросов.</text:span></text:p>
              <text:p text:style-name="P15"><text:span text:style-name="T14">Этот режим можно использовать для начального обучения AQO на всех запросах, но следует иметь в виду, что обычно этого не требуется — большая часть запросов планируется правильно и без AQO,</text:span><text:span text:style-name="T14"><text:line-break/></text:span><text:span text:style-name="T14">а в некоторых случаях применение AQO может и ухудшить производительность.</text:span></text:p>
              <text:p text:style-name="P15"><text:span text:style-name="T15"/></text:p>
            </draw:text-box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7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" presentation:presentation-page-layout-name="AL3T3">
        <office:forms form:automatic-focus="false" form:apply-design-mode="false"/>
        <draw:frame presentation:style-name="pr11" draw:text-style-name="P8" draw:layer="layout" svg:width="19.8cm" svg:height="1.737cm" svg:x="1.4cm" svg:y="0.837cm" presentation:class="title">
          <draw:text-box>
            <text:p><text:span text:style-name="T11">Режим controlled</text:span></text:p>
          </draw:text-box>
        </draw:frame>
        <draw:frame presentation:style-name="pr9" draw:text-style-name="P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32"><text:span text:style-name="T12">Основной режим для ручного управления AQO (используется по умолчанию)</text:span></text:p>
              </text:list-item>
              <text:list-item>
                <text:p text:style-name="P12"><text:span text:style-name="T12">Обучение и использование оценок для известных классов</text:span></text:p>
                <text:list>
                  <text:list-item>
                    <text:p><text:span text:style-name="T20">learn_aqo = true</text:span></text:p>
                  </text:list-item>
                  <text:list-item>
                    <text:p><text:span text:style-name="T20">use_aqo = true </text:span></text:p>
                  </text:list-item>
                </text:list>
                <text:p text:style-name="P33"><text:span text:style-name="T12">Новые классы запросов игнорируются</text:span></text:p>
                <text:list>
                  <text:list-item text:start-value="1">
                    <text:p text:style-name="P13"><text:span text:style-name="T20">learn_aqo = false</text:span></text:p>
                  </text:list-item>
                  <text:list-item>
                    <text:p><text:span text:style-name="T20">use_aqo = false </text:span></text:p>
                  </text:list-item>
                </text:list>
                <text:p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6" draw:text-style-name="P16" draw:layer="layout" svg:width="16.799cm" svg:height="13.364cm" svg:x="2.1cm" svg:y="14.107cm" presentation:class="notes" presentation:user-transformed="true">
            <draw:text-box>
              <text:p text:style-name="P15"><text:span text:style-name="T15">Если в режиме learn AQO обучается и используется для всех запросов, то в режиме controlled — который установлен по умолчанию — AQO продолжает обучаться на известных классах запросов и улучшать их оценки, но игнорирует новые классы запросов.</text:span></text:p>
              <text:p text:style-name="P15"><text:span text:style-name="T15">Этот режим используется по умолчанию и предназначен для ручного управления обучением и применением AQO на уровне отдельных классов запросов. Например, можно разрешить AQO только для некоторых классов запросов (имеющих значительные ошибки оценок кардинальности), а все остальные запросы будут обрабатываться обычным образом.</text:span></text:p>
              <text:p text:style-name="P15"><text:span text:style-name="T15"/></text:p>
            </draw:text-box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7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17" draw:text-style-name="P8" draw:layer="layout" svg:width="19.8cm" svg:height="1.737cm" svg:x="1.4cm" svg:y="0.837cm" presentation:class="title" presentation:user-transformed="true">
          <draw:text-box>
            <text:p><text:span text:style-name="T11">Режим frozen</text:span></text:p>
          </draw:text-box>
        </draw:frame>
        <draw:frame presentation:style-name="pr9" draw:text-style-name="P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34"><text:span text:style-name="T12">Как controlled, но без дообучения</text:span></text:p>
              </text:list-item>
              <text:list-item>
                <text:p text:style-name="P35"><text:span text:style-name="T12">Использование имеющихся оценок для известных классов</text:span></text:p>
                <text:list>
                  <text:list-item>
                    <text:p><text:span text:style-name="T20">learn_aqo = false</text:span></text:p>
                  </text:list-item>
                  <text:list-item>
                    <text:p><text:span text:style-name="T20">use_aqo = true </text:span></text:p>
                  </text:list-item>
                </text:list>
              </text:list-item>
              <text:list-item>
                <text:p text:style-name="P35"><text:span text:style-name="T12">Новые классы запросов игнорируются</text:span></text:p>
                <text:list>
                  <text:list-item>
                    <text:p text:style-name="P13"><text:span text:style-name="T20">learn_aqo = false</text:span></text:p>
                  </text:list-item>
                  <text:list-item>
                    <text:p><text:span text:style-name="T20">use_aqo = false</text:span></text:p>
                  </text:list-item>
                </text:list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6" draw:text-style-name="P16" draw:layer="layout" svg:width="16.799cm" svg:height="13.364cm" svg:x="2.1cm" svg:y="14.107cm" presentation:class="notes" presentation:user-transformed="true">
            <draw:text-box>
              <text:p text:style-name="P15"><text:span text:style-name="T15">В режиме frozen статистика, собранная aqo для запросов известных классов, используется, но новые данные не собираются.</text:span></text:p>
              <text:p text:style-name="P15"><text:span text:style-name="T15">Этот режим позволяет снизить влияние AQO на время планирования</text:span><text:span text:style-name="T15"><text:line-break/></text:span><text:span text:style-name="T15">и исполнения запросов, но при изменении данных точность планирования будет ухудшаться.</text:span></text:p>
              <text:p text:style-name="P15"><text:span text:style-name="T15"/></text:p>
            </draw:text-box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9" draw:text-style-name="P8" draw:layer="layout" svg:width="25.589cm" svg:height="13.976cm" svg:x="1.2cm" svg:y="4.8cm" presentation:class="outline" presentation:user-transformed="true">
          <draw:text-box>
            <text:list text:style-name="L3">
              <text:list-item>
                <text:p text:style-name="P32"><text:span text:style-name="T11">Полностью автоматический режим</text:span></text:p>
              </text:list-item>
              <text:list-item>
                <text:p text:style-name="P12"><text:span text:style-name="T11">Решение об обучении и использовании оценок</text:span><text:span text:style-name="T11"><text:line-break/></text:span><text:span text:style-name="T11">принимается автоматически</text:span></text:p>
                <text:list>
                  <text:list-item>
                    <text:p text:style-name="P13"><text:span text:style-name="T20">auto_tuning = true</text:span></text:p>
                  </text:list-item>
                  <text:list-item>
                    <text:p text:style-name="P36"><text:span text:style-name="T20">learn_aqo = true <text:s text:c="38"/></text:span><text:span text:style-name="T13">false</text:span></text:p>
                  </text:list-item>
                  <text:list-item>
                    <text:p text:style-name="P36"><text:span text:style-name="T20">use_aqo = false <text:s text:c="39"/></text:span><text:span text:style-name="T13">true</text:span></text:p>
                  </text:list-item>
                  <text:list-item>
                    <text:p text:style-name="P14"><text:span text:style-name="T20"/></text:p>
                  </text:list-item>
                </text:list>
              </text:list-item>
              <text:list-item>
                <text:p><text:span text:style-name="T13"/></text:p>
                <text:p><text:span text:style-name="T11"/></text:p>
              </text:list-item>
            </text:list>
          </draw:text-box>
        </draw:frame>
        <draw:frame presentation:style-name="pr17" draw:text-style-name="P8" draw:layer="layout" svg:width="19.8cm" svg:height="1.737cm" svg:x="1.4cm" svg:y="0.837cm" presentation:class="title" presentation:user-transformed="true">
          <draw:text-box>
            <text:p><text:span text:style-name="T11">Режим intelligent</text:span></text:p>
          </draw:text-box>
        </draw:frame>
        <draw:frame draw:style-name="gr21" draw:text-style-name="P37" draw:layer="layout" svg:width="1.924cm" svg:height="0.963cm" svg:x="11.381cm" svg:y="10.254cm">
          <draw:text-box>
            <text:p><text:span text:style-name="T11">?</text:span></text:p>
          </draw:text-box>
        </draw:frame>
        <draw:line draw:style-name="gr22" draw:text-style-name="P38" draw:layer="layout" svg:x1="8.649cm" svg:y1="11.065cm" svg:x2="14.883cm" svg:y2="11.065cm">
          <text:p/>
        </draw:line>
        <draw:frame draw:style-name="gr21" draw:text-style-name="P37" draw:layer="layout" svg:width="1.924cm" svg:height="0.963cm" svg:x="11.381cm" svg:y="11.255cm">
          <draw:text-box>
            <text:p><text:span text:style-name="T11">?</text:span></text:p>
          </draw:text-box>
        </draw:frame>
        <draw:line draw:style-name="gr22" draw:text-style-name="P38" draw:layer="layout" svg:x1="8.649cm" svg:y1="12.066cm" svg:x2="14.883cm" svg:y2="12.066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6" draw:text-style-name="P16" draw:layer="layout" svg:width="16.799cm" svg:height="13.364cm" svg:x="2.1cm" svg:y="14.107cm" presentation:class="notes" presentation:user-transformed="true">
            <draw:text-box>
              <text:p text:style-name="P15"><text:span text:style-name="T15">В режиме intelligent выполняется автонастройка параметров обучения</text:span><text:span text:style-name="T15"><text:line-break/></text:span><text:span text:style-name="T15">и использования – для всех запросов устанавливается свойство auto_tuning = true.</text:span></text:p>
              <text:p text:style-name="P15"><text:span text:style-name="T14">Все новые запросы получают свойства learn_aqo = true и use_aqo = false, то есть статистика по ним собирается, но не используется. Запросы выполняются несколько раз с использованием AQO и без него. Чем быстрее запрос выполняется с AQO, тем вероятнее, что автонастройка включит параметр use_aqo.</text:span></text:p>
              <text:p text:style-name="P15"><text:span text:style-name="T15">Если в режиме intelligent производительность запроса не увеличивается после 50 итераций, AQO прекращает сбор статистики и перестает управлять свойствами класса.</text:span></text:p>
              <text:p text:style-name="P15"><text:span text:style-name="T15">Этот режим позволяет использовать AQO в полностью автоматическом режиме, но точность принимаемых решений может оказаться неудовлетворительной, поэтому режим следует применять</text:span><text:span text:style-name="T15"><text:line-break/></text:span><text:span text:style-name="T15">с осторожностью.</text:span></text:p>
              <text:p text:style-name="P15"><text:span text:style-name="T15"/></text:p>
            </draw:text-box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17" draw:text-style-name="P8" draw:layer="layout" svg:width="19.8cm" svg:height="1.737cm" svg:x="1.4cm" svg:y="0.837cm" presentation:class="title" presentation:user-transformed="true">
          <draw:text-box>
            <text:p><text:span text:style-name="T11">Режим forced</text:span></text:p>
          </draw:text-box>
        </draw:frame>
        <draw:frame presentation:style-name="pr9" draw:text-style-name="P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><text:span text:style-name="T11">Общая статистика для всех запросов для экономии памяти</text:span></text:p>
                <text:list>
                  <text:list-item>
                    <text:p text:style-name="P32"><text:span text:style-name="T13">запросы принудительно относятся к одному классу</text:span></text:p>
                  </text:list-item>
                </text:list>
              </text:list-item>
              <text:list-item>
                <text:p text:style-name="P33"><text:span text:style-name="T11">Данные обучения взаимно несовместимы с данными</text:span><text:span text:style-name="T11"><text:line-break/></text:span><text:span text:style-name="T11">других режимов</text:span></text:p>
                <text:list>
                  <text:list-item>
                    <text:p><text:span text:style-name="T20">learn_aqo = true</text:span></text:p>
                  </text:list-item>
                  <text:list-item>
                    <text:p><text:span text:style-name="T20">use_aqo = true</text:span></text:p>
                  </text:list-item>
                </text:list>
                <text:p text:style-name="P33"><text:span text:style-name="T11"/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6" draw:text-style-name="P16" draw:layer="layout" svg:width="16.799cm" svg:height="13.364cm" svg:x="2.1cm" svg:y="14.107cm" presentation:class="notes" presentation:user-transformed="true">
            <draw:text-box>
              <text:p text:style-name="P15"><text:span text:style-name="T15">В режиме forced не выполняется классификация запросов, а статистика собирается не по отдельным классам, а сразу по всем запросам.</text:span></text:p>
              <text:p text:style-name="P15"><text:span text:style-name="T15">Данные машинного обучения, собранные в любом другом режиме, неприменимы для режима forced и наоборот.</text:span></text:p>
              <text:p text:style-name="P15"><text:span text:style-name="T15">Режим forced может быть полезен для оптимизации нагрузки</text:span><text:span text:style-name="T15"><text:line-break/></text:span><text:span text:style-name="T15">с множеством различных классов запросов, поскольку требует меньше памяти, чем остальные режимы, разделяющие статистику по классам. Однако это может приводить и к ухудшению оценок. </text:span></text:p>
              <text:p text:style-name="P15"><text:span text:style-name="T15"/></text:p>
            </draw:text-box>
          </draw:frame>
        </presentation:notes>
      </draw:page>
      <draw:page draw:name="page15" draw:style-name="dp1" draw:master-page-name="master" presentation:presentation-page-layout-name="AL1T1">
        <office:forms form:automatic-focus="false" form:apply-design-mode="false"/>
        <draw:frame presentation:style-name="pr17" draw:text-style-name="P8" draw:layer="layout" svg:width="19.8cm" svg:height="1.737cm" svg:x="1.4cm" svg:y="0.837cm" presentation:class="title" presentation:user-transformed="true">
          <draw:text-box>
            <text:p><text:span text:style-name="T11">Режим disabled</text:span></text:p>
          </draw:text-box>
        </draw:frame>
        <draw:frame presentation:style-name="pr9" draw:text-style-name="P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><text:span text:style-name="T11">Временное отключение AQO с сохранением собранной статистики</text:span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6" draw:text-style-name="P16" draw:layer="layout" svg:width="16.799cm" svg:height="13.364cm" svg:x="2.1cm" svg:y="14.107cm" presentation:class="notes" presentation:user-transformed="true">
            <draw:text-box>
              <text:p text:style-name="P15"><text:span text:style-name="T15">В режиме disabled отключается использование AQO для всех запросов, даже для запросов известных классов.</text:span></text:p>
              <text:p text:style-name="P15"><text:span text:style-name="T15">Собранная статистика и свойства, установленные для классов, сохраняются и могут быть использованы в дальнейшем. </text:span></text:p>
              <text:p text:style-name="P15"><text:span text:style-name="T15"/></text:p>
            </draw:text-box>
          </draw:frame>
        </presentation:notes>
      </draw:page>
      <draw:page draw:name="page16" draw:style-name="dp1" draw:master-page-name="master" presentation:presentation-page-layout-name="AL1T1">
        <office:forms form:automatic-focus="false" form:apply-design-mode="false"/>
        <draw:frame presentation:style-name="pr18" draw:text-style-name="P8" draw:layer="layout" svg:width="19.8cm" svg:height="1.741cm" svg:x="1.2cm" svg:y="0.737cm" presentation:class="title" presentation:user-transformed="true">
          <draw:text-box>
            <text:p><text:span text:style-name="T11">Итоги</text:span></text:p>
          </draw:text-box>
        </draw:frame>
        <draw:frame presentation:style-name="pr19" draw:text-style-name="P39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><text:span text:style-name="T11">Адаптивная оптимизация запросов AQO — инструмент</text:span><text:span text:style-name="T11"><text:line-break/></text:span><text:span text:style-name="T11">для улучшения планов методом машинного обучения</text:span></text:p>
              </text:list-item>
              <text:list-item>
                <text:p><text:span text:style-name="T11">Используется для автоматического исправления неверных оценок кардинальности, которые сложно исправлять традиционными методами</text:span></text:p>
              </text:list-item>
              <text:list-item>
                <text:p><text:span text:style-name="T12">AQO допускает тонкую настройку на уровне отдельных классов запросов, имеет несколько режимов для упрощения администрирования</text:span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8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" presentation:presentation-page-layout-name="AL1T1">
        <office:forms form:automatic-focus="false" form:apply-design-mode="false"/>
        <draw:frame presentation:style-name="pr17" draw:text-style-name="P8" draw:layer="layout" svg:width="19.8cm" svg:height="1.737cm" svg:x="1.4cm" svg:y="0.837cm" presentation:class="title" presentation:user-transformed="true">
          <draw:text-box>
            <text:p><text:span text:style-name="T11">Практика</text:span></text:p>
          </draw:text-box>
        </draw:frame>
        <draw:frame presentation:style-name="pr20" draw:text-style-name="P41" draw:layer="layout" svg:width="25.6cm" svg:height="14.4cm" svg:x="1.2cm" svg:y="4.8cm" presentation:class="outline">
          <draw:text-box>
            <text:list text:style-name="L5">
              <text:list-item>
                <text:p><text:span text:style-name="T21"><text:s/></text:span><text:span text:style-name="T21">В базе данных demo создайте индексы для таблицы flights</text:span><text:span text:style-name="T21"><text:line-break/></text:span><text:span text:style-name="T21">по столбцу scheduled_departure и для ticket_flights по столбцу fare_conditions.</text:span></text:p>
              </text:list-item>
              <text:list-item>
                <text:p><text:span text:style-name="T22"><text:s/></text:span><text:span text:style-name="T22">О</text:span><text:span text:style-name="T21">тключите параллельное выполнение, увеличьте размер рабочей памяти до 256 Мбайт и выполните запрос для получения количества пассажиров, летавших бизнес-классом</text:span><text:span text:style-name="T21"><text:line-break/></text:span><text:span text:style-name="T21">с 01.08.2016 и прибывших с опозданием не более часа.</text:span></text:p>
              </text:list-item>
              <text:list-item>
                <text:p><text:span text:style-name="T21"><text:s/></text:span><text:span text:style-name="T21">Оптимизируйте запрос с помощью AQ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6" draw:text-style-name="P16" draw:layer="layout" svg:width="16.799cm" svg:height="13.364cm" svg:x="2.1cm" svg:y="14.107cm" presentation:class="notes" presentation:user-transformed="true">
            <draw:text-box>
              <text:p text:style-name="P42"><text:span text:style-name="T15">2. Используйте следующий запрос:</text:span></text:p>
              <text:p text:style-name="P43"><text:span text:style-name="T23">SELECT t.ticket_no</text:span></text:p>
              <text:p text:style-name="P43"><text:span text:style-name="T23">FROM flights f</text:span></text:p>
              <text:p text:style-name="P43"><text:span text:style-name="T23"><text:s text:c="2"/></text:span><text:span text:style-name="T23">JOIN ticket_flights tf ON f.flight_id = tf.flight_id</text:span></text:p>
              <text:p text:style-name="P43"><text:span text:style-name="T23"><text:s text:c="2"/></text:span><text:span text:style-name="T23">JOIN tickets t ON tf.ticket_no = t.ticket_no</text:span></text:p>
              <text:p text:style-name="P43"><text:span text:style-name="T23">WHERE f.scheduled_departure &gt; '2016-08-01'::timestamptz</text:span></text:p>
              <text:p text:style-name="P43"><text:span text:style-name="T23"><text:s text:c="2"/></text:span><text:span text:style-name="T23">AND f.actual_arrival &lt; f.scheduled_arrival + interval '1 hour'</text:span></text:p>
              <text:p text:style-name="P43"><text:span text:style-name="T23"><text:s text:c="2"/></text:span><text:span text:style-name="T23">AND tf.fare_conditions = 'Business';</text:span></text:p>
              <text:p text:style-name="P42"><text:span text:style-name="T15"/></text:p>
              <text:p text:style-name="P42"><text:span text:style-name="T15">3. Сбросьте статистику AQO и исследуйте план запроса в режиме обучения (learn).</text:span></text:p>
              <text:p text:style-name="P42"><text:span text:style-name="T1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wis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e6e6ff" draw:end-color="#f0e6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" draw:display-name="Transparency 2" draw:style="linear" draw:start="100%" draw:end="50%" draw:angle="0deg" draw:border="2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Arial Unicode MS" style:font-family-asian="'Arial Unicode MS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Arial Unicode MS2" style:font-family-asian="'Arial Unicode M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 Unicode MS2" style:font-family-asian="'Arial Unicode MS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 Unicode MS2" style:font-family-asian="'Arial Unicode M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5" fo:font-family="'Liberation Sans', Arial" style:font-family-generic="swiss" style:font-pitch="variable" fo:font-size="14pt" style:font-name-asian="Arial Unicode MS" style:font-family-asian="'Arial Unicode MS'" style:font-pitch-asian="variable" style:font-size-asian="14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false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2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2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2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2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2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2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2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left="0cm" fo:margin-right="0cm" fo:margin-top="0cm" fo:margin-bottom="0.203cm" fo:text-indent="0cm"/>
      <style:text-properties style:font-name="Liberation Serif" fo:font-family="'Liberation Serif'" style:font-family-generic="roman" style:font-pitch="variable" fo:font-size="22pt" style:font-size-asian="24pt" style:font-size-complex="24pt"/>
    </style:style>
    <style:style style:name="master-outline3" style:family="presentation" style:parent-style-name="master-outline2">
      <style:paragraph-properties fo:margin-top="0cm" fo:margin-bottom="0.152cm"/>
      <style:text-properties style:font-name="Liberation Serif" fo:font-family="'Liberation Serif'" style:font-family-generic="roman" style:font-pitch="variable" fo:font-size="18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false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/>
    </style:style>
    <style:style style:name="Mpr2" style:family="presentation" style:parent-style-name="template21-outline1">
      <style:graphic-properties fo:min-height="12.18cm"/>
      <style:paragraph-properties style:writing-mode="lr-tb"/>
    </style:style>
    <style:style style:name="Mpr3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/>
    </style:style>
    <style:style style:name="Mpr4" style:family="presentation" style:parent-style-name="template21-title">
      <style:graphic-properties draw:auto-grow-height="false" fo:min-height="3.507cm"/>
      <style:paragraph-properties style:writing-mode="lr-tb"/>
    </style:style>
    <style:style style:name="Mpr5" style:family="presentation" style:parent-style-name="template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emplate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8" style:family="presentation" style:parent-style-name="master-outline1">
      <style:graphic-properties fo:min-height="12.18cm"/>
      <style:paragraph-properties style:writing-mode="lr-tb"/>
    </style:style>
    <style:style style:name="Mpr9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12" style:family="presentation" style:parent-style-name="master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master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000033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33" loext:opacity="100%"/>
    </style:style>
    <style:style style:name="MT3" style:family="text">
      <style:text-properties fo:font-size="28pt" style:font-size-asian="28pt" style:font-size-complex="28pt"/>
    </style:style>
    <style:style style:name="MT4" style:family="text">
      <style:text-properties fo:font-size="24pt" style:font-size-asian="24pt" style:font-size-complex="24pt"/>
    </style:style>
    <style:style style:name="MT5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emplate21" style:page-layout-name="PM1" draw:style-name="Mdp1">
      <draw:custom-shape presentation:style-name="Mpr1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6" draw:layer="backgroundobjects" svg:width="25.199cm" svg:height="12.179cm" svg:x="1.2cm" svg:y="4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3" draw:text-style-name="MP7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4" draw:text-style-name="MP6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9" draw:layer="backgroundobjects" svg:width="2.2cm" svg:height="1.19cm" svg:x="24.6cm" svg:y="19.2cm">
        <draw:text-box>
          <text:p text:style-name="MP8"><text:span text:style-name="MT2"><text:page-number>&lt;number&gt;</text:page-number></text:span></text:p>
        </draw:text-box>
      </draw:frame>
      <draw:frame draw:style-name="Mgr4" draw:text-style-name="MP10" draw:layer="backgroundobjects" svg:width="4.87cm" svg:height="2.16cm" svg:x="22.15cm" svg:y="0.28cm">
        <draw:image xlink:href="Pictures/10001A070000819B00003A65B4E95F85BABC18C4.svg" xlink:type="simple" xlink:show="embed" xlink:actuate="onLoad" draw:mime-type="image/svg+xml">
          <text:p/>
        </draw:image>
        <draw:image xlink:href="Pictures/100000010000041D000001DB9655EA6840E39C98.png" xlink:type="simple" xlink:show="embed" xlink:actuate="onLoad" draw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" style:page-layout-name="PM1" draw:style-name="Mdp1">
      <draw:custom-shape presentation:style-name="Mpr7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8" draw:text-style-name="MP6" draw:layer="backgroundobjects" svg:width="25.6cm" svg:height="14.4cm" svg:x="1.2cm" svg:y="4.8cm" presentation:class="outline">
        <draw:text-box>
          <text:list text:style-name="ML4">
            <text:list-item>
              <text:p><text:span text:style-name="MT3">Click to edit the outline text format</text:span></text:p>
              <text:list>
                <text:list-item>
                  <text:p>Second <text:span text:style-name="MT4">Outline</text:span> Level</text:p>
                  <text:list>
                    <text:list-item>
                      <text:p>Third <text:span text:style-name="MT5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10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F2FCCC979B63369D.png" xlink:type="simple" xlink:show="embed" xlink:actuate="onLoad" draw:mime-type="image/png"/>
      </draw:frame>
      <draw:frame draw:style-name="Mgr3" draw:text-style-name="MP9" draw:layer="backgroundobjects" svg:width="2.2cm" svg:height="1.19cm" svg:x="24.6cm" svg:y="19.2cm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draw:frame draw:style-name="Mgr4" draw:text-style-name="MP10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11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10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2FCC77AE4160F2C1.png" xlink:type="simple" xlink:show="embed" xlink:actuate="onLoad" draw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12DT24M46S</meta:editing-duration>
    <meta:editing-cycles>790</meta:editing-cycles>
    <meta:generator>LibreOffice/7.3.7.2$Linux_X86_64 LibreOffice_project/30$Build-2</meta:generator>
    <dc:date>2024-11-19T21:46:06.791044568</dc:date>
    <meta:document-statistic meta:object-count="151"/>
    <meta:template xlink:type="simple" xlink:actuate="onRequest" xlink:title="master" xlink:href="../../../../../.config/libreoffice/4/user/template/master.otp" meta:date="2015-06-03T14:43:56.815095550"/>
  </office:meta>
</office:document-meta>
</file>